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\Периодов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  <table:table-cell office:value-type="float" office:value="0.9">
            <text:p>0,9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1.9">
            <text:p>1,9</text:p>
          </table:table-cell>
          <table:table-cell office:value-type="float" office:value="1.2">
            <text:p>1,2</text:p>
          </table:table-cell>
          <table:table-cell office:value-type="float" office:value="0.8">
            <text:p>0,8</text:p>
          </table:table-cell>
          <table:table-cell office:value-type="float" office:value="0.45">
            <text:p>0,4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9">
            <text:p>1,9</text:p>
          </table:table-cell>
          <table:table-cell office:value-type="float" office:value="1.05">
            <text:p>1,05</text:p>
          </table:table-cell>
          <table:table-cell office:value-type="float" office:value="0.7">
            <text:p>0,7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85">
            <text:p>1,85</text:p>
          </table:table-cell>
          <table:table-cell office:value-type="float" office:value="0.95">
            <text:p>0,95</text:p>
          </table:table-cell>
          <table:table-cell office:value-type="float" office:value="0.55">
            <text:p>0,55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8">
            <text:p>1,8</text:p>
          </table:table-cell>
          <table:table-cell office:value-type="float" office:value="0.9">
            <text:p>0,9</text:p>
          </table:table-cell>
          <table:table-cell office:value-type="float" office:value="0.4">
            <text:p>0,4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atio</text:p>
          </table:table-cell>
          <table:table-cell table:number-columns-repeated="5"/>
        </table:table-row>
        <table:table-row table:style-name="ro1">
          <table:table-cell office:value-type="float" office:value="0.005">
            <text:p>0,00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итого:</text:p>
          </table:table-cell>
          <table:table-cell office:value-type="string">
            <text:p>R\Периодов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3]*[.$A$11]" office:value-type="float" office:value="0.01">
            <text:p>0,01</text:p>
          </table:table-cell>
          <table:table-cell table:formula="of:=[.D3]*[.$A$11]" office:value-type="float" office:value="0.008">
            <text:p>0,008</text:p>
          </table:table-cell>
          <table:table-cell table:formula="of:=[.E3]*[.$A$11]" office:value-type="float" office:value="0.0045">
            <text:p>0,0045</text:p>
          </table:table-cell>
          <table:table-cell table:formula="of:=[.F3]*[.$A$11]" office:value-type="float" office:value="0.003">
            <text:p>0,00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4]*[.$A$11]" office:value-type="float" office:value="0.0095">
            <text:p>0,0095</text:p>
          </table:table-cell>
          <table:table-cell table:formula="of:=[.D4]*[.$A$11]" office:value-type="float" office:value="0.006">
            <text:p>0,006</text:p>
          </table:table-cell>
          <table:table-cell table:formula="of:=[.E4]*[.$A$11]" office:value-type="float" office:value="0.004">
            <text:p>0,004</text:p>
          </table:table-cell>
          <table:table-cell table:formula="of:=[.F4]*[.$A$11]" office:value-type="float" office:value="0.00225">
            <text:p>0,0022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5]*[.$A$11]" office:value-type="float" office:value="0.0095">
            <text:p>0,0095</text:p>
          </table:table-cell>
          <table:table-cell table:formula="of:=[.D5]*[.$A$11]" office:value-type="float" office:value="0.00525">
            <text:p>0,00525</text:p>
          </table:table-cell>
          <table:table-cell table:formula="of:=[.E5]*[.$A$11]" office:value-type="float" office:value="0.0035">
            <text:p>0,0035</text:p>
          </table:table-cell>
          <table:table-cell table:formula="of:=[.F5]*[.$A$11]" office:value-type="float" office:value="0.002">
            <text:p>0,00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6]*[.$A$11]" office:value-type="float" office:value="0.0095">
            <text:p>0,0095</text:p>
          </table:table-cell>
          <table:table-cell table:formula="of:=[.D6]*[.$A$11]" office:value-type="float" office:value="0.005">
            <text:p>0,005</text:p>
          </table:table-cell>
          <table:table-cell table:formula="of:=[.E6]*[.$A$11]" office:value-type="float" office:value="0.003">
            <text:p>0,003</text:p>
          </table:table-cell>
          <table:table-cell table:formula="of:=[.F6]*[.$A$11]" office:value-type="float" office:value="0.00175">
            <text:p>0,0017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7]*[.$A$11]" office:value-type="float" office:value="0.00925">
            <text:p>0,00925</text:p>
          </table:table-cell>
          <table:table-cell table:formula="of:=[.D7]*[.$A$11]" office:value-type="float" office:value="0.00475">
            <text:p>0,00475</text:p>
          </table:table-cell>
          <table:table-cell table:formula="of:=[.E7]*[.$A$11]" office:value-type="float" office:value="0.00275">
            <text:p>0,00275</text:p>
          </table:table-cell>
          <table:table-cell table:formula="of:=[.F7]*[.$A$11]" office:value-type="float" office:value="0.0015">
            <text:p>0,001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8]*[.$A$11]" office:value-type="float" office:value="0.009">
            <text:p>0,009</text:p>
          </table:table-cell>
          <table:table-cell table:formula="of:=[.D8]*[.$A$11]" office:value-type="float" office:value="0.0045">
            <text:p>0,0045</text:p>
          </table:table-cell>
          <table:table-cell table:formula="of:=[.E8]*[.$A$11]" office:value-type="float" office:value="0.002">
            <text:p>0,002</text:p>
          </table:table-cell>
          <table:table-cell table:formula="of:=[.F8]*[.$A$11]" office:value-type="float" office:value="0.00125">
            <text:p>0,00125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18.05.2011</text:date>, <text:time>21:10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bo </meta:initial-creator>
    <meta:creation-date>2011-05-18T20:43:13</meta:creation-date>
    <dc:date>2011-05-18T21:10:41</dc:date>
    <dc:creator>jambo </dc:creator>
    <meta:editing-duration>PT00H12M15S</meta:editing-duration>
    <meta:editing-cycles>1</meta:editing-cycles>
    <meta:document-statistic meta:table-count="3" meta:cell-count="73" meta:object-count="0"/>
    <meta:generator>OpenOffice.org/3.2$Linux OpenOffice.org_project/320m19$Build-9505</meta:generator>
  </office:meta>
</office:document-meta>
</file>